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35aa" officeooo:paragraph-rsid="000d35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t flags and bit masks</text:p>
      <text:p text:style-name="P1">BY ALEX ON SEPTEMBER 8TH, 2015 | LAST MODIFIED BY ALEX ON FEBRUARY 28TH, 2016</text:p>
      <text:p text:style-name="P1">Note: This is a tough lesson. If you find yourself stuck, you can safely skip this lesson and come back to it later.</text:p>
      <text:p text:style-name="P1"/>
      <text:p text:style-name="P1">Bit flags</text:p>
      <text:p text:style-name="P1"/>
      <text:p text:style-name="P1">Using a whole byte to store a boolean leaves 7 of the 8 bits unused. While this generally is fine, in storage-intensive cases where we have lots of related boolean options, it can be useful to “pack” 8 individual booleans into a single byte for storage efficiency purposes. These individual bits are called bit flags. Since the bits can’t be accessed directly, we have to use the bitwise operators to set, unset, or query them.</text:p>
      <text:p text:style-name="P1"/>
      <text:p text:style-name="P1">For exampl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 Define 8 separate flags (these can represent whatever you want)</text:p>
      <text:p text:style-name="P1">// Note: in C++11, better to use "uint8_t" instead of "unsigned char"</text:p>
      <text:p text:style-name="P1">const unsigned char option1 = 0x01; // hex for 0000 0001</text:p>
      <text:p text:style-name="P1">const unsigned char option2 = 0x02; // hex for 0000 0010</text:p>
      <text:p text:style-name="P1">const unsigned char option3 = 0x04; // hex for 0000 0100</text:p>
      <text:p text:style-name="P1">const unsigned char option4 = 0x08; // hex for 0000 1000</text:p>
      <text:p text:style-name="P1">const unsigned char option5 = 0x10; // hex for 0001 0000</text:p>
      <text:p text:style-name="P1">const unsigned char option6 = 0x20; // hex for 0010 0000</text:p>
      <text:p text:style-name="P1">const unsigned char option7 = 0x40; // hex for 0100 0000</text:p>
      <text:p text:style-name="P1">const unsigned char option8 = 0x80; // hex for 1000 0000</text:p>
      <text:p text:style-name="P1"><text:s/></text:p>
      <text:p text:style-name="P1">// byte-size value to hold some combination of the above 8 options</text:p>
      <text:p text:style-name="P1">unsigned char myflags = 0; // all flags/options turned off to start</text:p>
      <text:p text:style-name="P1">To query a bit state, we use bitwise AND:</text:p>
      <text:p text:style-name="P1"/>
      <text:p text:style-name="P1">1</text:p>
      <text:p text:style-name="P1">if (myflags &amp; option4) ... // if option4 is set, do something</text:p>
      <text:p text:style-name="P1">To turn a bit on, we use bitwise OR:</text:p>
      <text:p text:style-name="P1"/>
      <text:p text:style-name="P1">1</text:p>
      <text:p text:style-name="P1">2</text:p>
      <text:p text:style-name="P1">myflags |= option4; // turn option 4 on.</text:p>
      <text:p text:style-name="P1">myflags |= option4 | option5; // turn options 4 and 5 on.</text:p>
      <text:p text:style-name="P1"><text:soft-page-break/>To turn a bit off, we use bitwise AND with an inverse bit pattern:</text:p>
      <text:p text:style-name="P1"/>
      <text:p text:style-name="P1">1</text:p>
      <text:p text:style-name="P1">2</text:p>
      <text:p text:style-name="P1">myflags &amp;= ~option4; // turn option 4 off</text:p>
      <text:p text:style-name="P1">myflags &amp;= ~option4 &amp; ~option5; // turn option4 and 5 off.</text:p>
      <text:p text:style-name="P1">To toggle a bit state, we use bitwise XOR:</text:p>
      <text:p text:style-name="P1"/>
      <text:p text:style-name="P1">1</text:p>
      <text:p text:style-name="P1">2</text:p>
      <text:p text:style-name="P1">myflags ^= option4; // flip option4 from on to off, or vice versa</text:p>
      <text:p text:style-name="P1">myflags ^= option4 | option5; // flip options 4 and 5</text:p>
      <text:p text:style-name="P1">As a real-life example, in OpenGL (a 3d graphics library), some functions take one or more bit flags as a parameter:</text:p>
      <text:p text:style-name="P1"/>
      <text:p text:style-name="P1">1</text:p>
      <text:p text:style-name="P1">glClear(GL_COLOR_BUFFER_BIT | GL_DEPTH_BUFFER_BIT); // clear the color and the depth buffer</text:p>
      <text:p text:style-name="P1">GL_COLOR_BUFFER_BIT and GL_DEPTH_BUFFER_BIT are defined as follows (in gl2.h):</text:p>
      <text:p text:style-name="P1"/>
      <text:p text:style-name="P1">1</text:p>
      <text:p text:style-name="P1">2</text:p>
      <text:p text:style-name="P1">3</text:p>
      <text:p text:style-name="P1">#define GL_DEPTH_BUFFER_BIT <text:s text:c="14"/>0x00000100</text:p>
      <text:p text:style-name="P1">#define GL_STENCIL_BUFFER_BIT <text:s text:c="12"/>0x00000400</text:p>
      <text:p text:style-name="P1">#define GL_COLOR_BUFFER_BIT <text:s text:c="14"/>0x00004000</text:p>
      <text:p text:style-name="P1">Why are bit flags useful?</text:p>
      <text:p text:style-name="P1"/>
      <text:p text:style-name="P1">Astute readers will note that the above myflags example actually doesn’t save any memory. 8 booleans would normally take 8 bytes. But the above example uses 9 bytes (8 bytes to define the options, and 1 bytes for the bit flag)! So why would you actually want to use bit flags?</text:p>
      <text:p text:style-name="P1"/>
      <text:p text:style-name="P1">Bit flags are typically used in two cases:</text:p>
      <text:p text:style-name="P1"/>
      <text:p text:style-name="P1">1) When you have many sets of identical bitflags.</text:p>
      <text:p text:style-name="P1"/>
      <text:p text:style-name="P1">Instead of a single myflags variable, consider the case where you have two myflags variables: myflags1 and myflags2, each of which can store 8 options. If you defined these as two separate sets of booleans, you’d need 16 booleans, and thus 16 bytes. However, using bit flags, the memory cost is only 10 (8 bytes to define the options, and 1 byte for each myflags variable). With 100 myflag variables, your memory cost would be 108 bytes instead of 800. The more identical variables you need, the more substantial your memory savings.</text:p>
      <text:p text:style-name="P1"/>
      <text:p text:style-name="P1">Let’s take a look at a more concrete example. Imagine you’re creating game where there are monsters for the player to fight. When a monster is created, it may be resistant to certain types of attacks (chosen at random). The different type of attacks in the game are: poison, lightning, fire, cold, theft, acid, paralysis, and blindness.</text:p>
      <text:p text:style-name="P1"/>
      <text:p text:style-name="P1">In order to track which types of attacks the monster is resistant to, we can use one boolean value per resistance (per monster). That’s 8 booleans per monster.</text:p>
      <text:p text:style-name="P1"/>
      <text:p text:style-name="P1">With 100 monsters, that would take 800 boolean variables, using 800 bytes of memory.</text:p>
      <text:p text:style-name="P1"><text:soft-page-break/></text:p>
      <text:p text:style-name="P1">However, using bit flags:</text:p>
      <text:p text:style-name="P1"/>
      <text:p text:style-name="P1">1</text:p>
      <text:p text:style-name="P1">2</text:p>
      <text:p text:style-name="P1">3</text:p>
      <text:p text:style-name="P1">4</text:p>
      <text:p text:style-name="P1">5</text:p>
      <text:p text:style-name="P1">6</text:p>
      <text:p text:style-name="P1">7</text:p>
      <text:p text:style-name="P1">8</text:p>
      <text:p text:style-name="P1">const unsigned char resistsPoison <text:s text:c="3"/>= 0x01;</text:p>
      <text:p text:style-name="P1">const unsigned char resistsLightning = 0x02;</text:p>
      <text:p text:style-name="P1">const unsigned char resistsFire <text:s text:c="5"/>= 0x04;</text:p>
      <text:p text:style-name="P1">const unsigned char resistsCold <text:s text:c="5"/>= 0x08;</text:p>
      <text:p text:style-name="P1">const unsigned char resistsTheft <text:s text:c="4"/>= 0x10;</text:p>
      <text:p text:style-name="P1">const unsigned char resistsAcid <text:s text:c="5"/>= 0x20;</text:p>
      <text:p text:style-name="P1">const unsigned char resistsParalysis = 0x40;</text:p>
      <text:p text:style-name="P1">const unsigned char resistsBlindness = 0x80;</text:p>
      <text:p text:style-name="P1">Using bit flags, we only need one byte to store the resistances for a single monster, plus a one-time setup fee of 8 bytes for the options.</text:p>
      <text:p text:style-name="P1"/>
      <text:p text:style-name="P1">With 100 monsters, that would take 108 bytes total, or approximately 8 times less memory.</text:p>
      <text:p text:style-name="P1"/>
      <text:p text:style-name="P1">For most programs, the amount of memory using bit flags saved is not worth the added complexity. But in programs where there are tens of thousands or even millions of similar objects, using bit flags can reduce memory use substantially. It’s a useful optimization to have in your toolkit if you need it.</text:p>
      <text:p text:style-name="P1"/>
      <text:p text:style-name="P1">2) Imagine you had a function that could take any combination of 32 different options. One way to write that function would be to use 32 individual boolean parameters:</text:p>
      <text:p text:style-name="P1"/>
      <text:p text:style-name="P1">1</text:p>
      <text:p text:style-name="P1">void someFunction(bool option1, bool option2, bool option3, bool option4, bool option5, bool option6, bool option7, bool option8, bool option9, bool option10, bool option11, bool option12, bool option13, bool option14, bool option15, bool option16, bool option17, bool option18, bool option19, bool option20, bool option21, bool option22, bool option23, bool option24, bool option25, bool option26, bool option27, bool option28, bool option29, bool option30, bool option31, bool option32);</text:p>
      <text:p text:style-name="P1">Hopefully you’d give your parameters more descriptive names, but the point here is to show you how obnoxiously long the parameter list is.</text:p>
      <text:p text:style-name="P1"/>
      <text:p text:style-name="P1">Then when you wanted to call the function with options 10 and 32 set to true, you’d have to do so like this:</text:p>
      <text:p text:style-name="P1"/>
      <text:p text:style-name="P1">1</text:p>
      <text:p text:style-name="P1">someFunction(false, false, false, false, false, false, false, false, false, true, false, false, false, false, false, false, false, false, false, false, false, false, false, false, false, false, false, false, false, false, false, true);</text:p>
      <text:p text:style-name="P1">This is ridiculously difficult to read (is that option 9, 10, or 11 that’s set to true?), and also means you have to remember which parameters corresponds to which option (is setting the edit flag the 9th, 10th, or 11th parameter?) It may also not be very performant, as every function call has to copy <text:soft-page-break/>32 booleans from the caller to the function.</text:p>
      <text:p text:style-name="P1"/>
      <text:p text:style-name="P1">Instead, if you defined the function using bit flags like this:</text:p>
      <text:p text:style-name="P1"/>
      <text:p text:style-name="P1">1</text:p>
      <text:p text:style-name="P1">void someFunction(unsigned int options);</text:p>
      <text:p text:style-name="P1">Then you could use bit flags to pass in only the options you wanted:</text:p>
      <text:p text:style-name="P1"/>
      <text:p text:style-name="P1">1</text:p>
      <text:p text:style-name="P1">someFunction(option10 | option32);</text:p>
      <text:p text:style-name="P1">Not only is this much more readable, it’s likely to be more performant as well, since it only involves 2 operations (one bitwise OR and one parameter copy).</text:p>
      <text:p text:style-name="P1"/>
      <text:p text:style-name="P1">This is one of the reasons OpenGL opted to use bitflag parameters instead of many consecutive booleans.</text:p>
      <text:p text:style-name="P1"/>
      <text:p text:style-name="P1">Also, if you have unused bit flags and need to add options later, you can just define the bit flag. There’s no need to change the function prototype, which is good for backwards compatibility.</text:p>
      <text:p text:style-name="P1"/>
      <text:p text:style-name="P1">An introduction to std::bitset</text:p>
      <text:p text:style-name="P1"/>
      <text:p text:style-name="P1">All of this bit flipping is exhausting, isn’t it? Fortunately, the C++ standard library comes with functionality called std::bitset that helps us manage bit flags.</text:p>
      <text:p text:style-name="P1"/>
      <text:p text:style-name="P1">To create a std::bitset, you need to include the bitset header, and then define a std::bitset variable indicating how many bits are needed. The number of bits must be a compile time constant.</text:p>
      <text:p text:style-name="P1"/>
      <text:p text:style-name="P1">1</text:p>
      <text:p text:style-name="P1">2</text:p>
      <text:p text:style-name="P1">3</text:p>
      <text:p text:style-name="P1">#include &lt;bitset&gt;</text:p>
      <text:p text:style-name="P1"><text:s/></text:p>
      <text:p text:style-name="P1">std::bitset&lt;8&gt; bits; // we need 8 bits</text:p>
      <text:p text:style-name="P1">If desired, the bitset can be initialized with an initial set of values:</text:p>
      <text:p text:style-name="P1"/>
      <text:p text:style-name="P1">1</text:p>
      <text:p text:style-name="P1">2</text:p>
      <text:p text:style-name="P1">3</text:p>
      <text:p text:style-name="P1">4</text:p>
      <text:p text:style-name="P1">#include &lt;bitset&gt;</text:p>
      <text:p text:style-name="P1"><text:s/></text:p>
      <text:p text:style-name="P1">std::bitset&lt;8&gt; bits(option1 | option2) ; // start with option 1 and 2 turned on</text:p>
      <text:p text:style-name="P1">std::bitset&lt;8&gt; morebits(0x4) ; // start with bit pattern 0000 0100</text:p>
      <text:p text:style-name="P1">std::bitset provides 4 key functions:</text:p>
      <text:p text:style-name="P1"/>
      <text:p text:style-name="P1">test() allows us to query whether a bit is a 0 or 1</text:p>
      <text:p text:style-name="P1">set() allows us to turn a bit on (this will do nothing if the bit is already on)</text:p>
      <text:p text:style-name="P1">reset() allows us to turn a bit off (this will do nothing if the bit is already off)</text:p>
      <text:p text:style-name="P1">flip() allows us to flip a bit from a 0 to a 1 or vice versa</text:p>
      <text:p text:style-name="P1">Each of these functions takes a position parameter indicating which bit should be operated on. The position of the rightmost bit is 0, increasing with each successive bit to the left. Giving descriptive names to the bit indices can be useful here (either by assigning them to const variables, or using <text:soft-page-break/>enums, which we’ll introduce in the next chapter).</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include &lt;bitset&gt;</text:p>
      <text:p text:style-name="P1">#include &lt;iostream&gt;</text:p>
      <text:p text:style-name="P1"><text:s/></text:p>
      <text:p text:style-name="P1">// Note that with std::bitset, our options correspond to bit numbers, not bit patterns</text:p>
      <text:p text:style-name="P1">const int option_1 = 0;</text:p>
      <text:p text:style-name="P1">const int option_2 = 1;</text:p>
      <text:p text:style-name="P1">const int option_3 = 2;</text:p>
      <text:p text:style-name="P1">const int option_4 = 3;</text:p>
      <text:p text:style-name="P1">const int option_5 = 4;</text:p>
      <text:p text:style-name="P1">const int option_6 = 5;</text:p>
      <text:p text:style-name="P1">const int option_7 = 6;</text:p>
      <text:p text:style-name="P1">const int option_8 = 7;</text:p>
      <text:p text:style-name="P1"><text:s/></text:p>
      <text:p text:style-name="P1">int main()</text:p>
      <text:p text:style-name="P1">{</text:p>
      <text:p text:style-name="P1"><text:s text:c="4"/>std::bitset&lt;8&gt; bits(0x2); // we need 8 bits, start with bit pattern 0000 0010</text:p>
      <text:p text:style-name="P1"><text:s text:c="4"/>bits.set(option_5); // set bit 4 to 1 (now we have 0001 0010)</text:p>
      <text:p text:style-name="P1"><text:s text:c="4"/>bits.flip(option_6); // flip bit 5 (now we have 0011 0010)</text:p>
      <text:p text:style-name="P1"><text:s text:c="4"/>bits.reset(option_6); // set bit 5 back to 0 (now we have 0001 0010)</text:p>
      <text:p text:style-name="P1"><text:s/></text:p>
      <text:p text:style-name="P1"><text:s text:c="4"/>std::cout &lt;&lt; "Bit 4 has value: " &lt;&lt; bits.test(option_5) &lt;&lt; '\n';</text:p>
      <text:p text:style-name="P1"><text:s text:c="4"/>std::cout &lt;&lt; "Bit 5 has value: " &lt;&lt; bits.test(option_6) &lt;&lt; '\n';</text:p>
      <text:p text:style-name="P1"><text:s text:c="4"/>std::cout &lt;&lt; "All the bits: " &lt;&lt; bits &lt;&lt; '\n';</text:p>
      <text:p text:style-name="P1"><text:s/></text:p>
      <text:p text:style-name="P1"><text:soft-page-break/><text:s text:c="4"/>return 0;</text:p>
      <text:p text:style-name="P1">}</text:p>
      <text:p text:style-name="P1">This prints:</text:p>
      <text:p text:style-name="P1"/>
      <text:p text:style-name="P1">Bit 4 has value: 1</text:p>
      <text:p text:style-name="P1">Bit 5 has value: 0</text:p>
      <text:p text:style-name="P1">All the bits: 00010010</text:p>
      <text:p text:style-name="P1">Note that sending the bitset variable to std::cout prints the value of all the bits in the bitset.</text:p>
      <text:p text:style-name="P1"/>
      <text:p text:style-name="P1">We recommend using std::bitset instead of doing all the bit operations manually, as bitset is more convenient and less error prone.</text:p>
      <text:p text:style-name="P1"/>
      <text:p text:style-name="P1">(h/t to reader “Mr. D”)</text:p>
      <text:p text:style-name="P1"/>
      <text:p text:style-name="P1">Bit masks</text:p>
      <text:p text:style-name="P1"/>
      <text:p text:style-name="P1">The principles for bit flags can be extended to turn on, turn off, toggle, or query multiple bits at once, in a bit single operation. When we bundle individual bits together for the purpose of modifying them as a group, this is called a bit mask.</text:p>
      <text:p text:style-name="P1"/>
      <text:p text:style-name="P1">Let’s take a look at a sample program using bit masks. In the following program, we ask the user to enter a number. We then use a bit mask to keep only the low 4 bits, which we print the value of.</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include &lt;iostream&gt;</text:p>
      <text:p text:style-name="P1"><text:s/></text:p>
      <text:p text:style-name="P1">int main()</text:p>
      <text:p text:style-name="P1">{</text:p>
      <text:p text:style-name="P1"><text:s text:c="4"/>const unsigned int lowMask = 0xF; // bit mask to keep low 4 bits (hex for 0000 0000 0000 1111)</text:p>
      <text:p text:style-name="P1"><text:s/></text:p>
      <text:p text:style-name="P1"><text:s text:c="4"/>std::cout &lt;&lt; "Enter an integer: ";</text:p>
      <text:p text:style-name="P1"><text:s text:c="4"/>int num;</text:p>
      <text:p text:style-name="P1"><text:s text:c="4"/>std::cin &gt;&gt; num;</text:p>
      <text:p text:style-name="P1"><text:s/></text:p>
      <text:p text:style-name="P1"><text:s text:c="4"/>num &amp;= lowMask; // remove the high bits to leave only the low bits</text:p>
      <text:p text:style-name="P1"><text:s/></text:p>
      <text:p text:style-name="P1"><text:s text:c="4"/>std::cout &lt;&lt; "The 4 low bits have value: " &lt;&lt; num&lt;&lt; '\n';</text:p>
      <text:p text:style-name="P1"><text:soft-page-break/><text:s/></text:p>
      <text:p text:style-name="P1"><text:s text:c="4"/>return 0;</text:p>
      <text:p text:style-name="P1">}</text:p>
      <text:p text:style-name="P1">Although this example is pretty contrived, the important thing to note is that we modified multiple bits in one operation!</text:p>
      <text:p text:style-name="P1"/>
      <text:p text:style-name="P1">An RGBA color example</text:p>
      <text:p text:style-name="P1"/>
      <text:p text:style-name="P1">Now lets take a look at a more complicated example.</text:p>
      <text:p text:style-name="P1"/>
      <text:p text:style-name="P1">Color display devices such as TVs and monitors are composed of millions of pixels, each of which can display a dot of color. The dot of color is composed from three beams of light: one red, one green, and one blue (RGB). By varying the intensity of the colors, any color on the color spectrum can be made. Typically, the amount of R, G, and B for a given pixel is represented by an 8-bit unsigned integer. For example, a red pixel would have R=255, G=0, B=0. A purple pixel would have R=255, G=0, B=255. A medium-grey pixel would have R=127, G=127, B=127.</text:p>
      <text:p text:style-name="P1"/>
      <text:p text:style-name="P1">When assigning color values to a pixel, in addition to R, G, and B, a 4th value called A is often used. “A” stands for “alpha”, and it controls how transparent the color is. If A=0, the color is fully transparent. If A=255, the color is opaque.</text:p>
      <text:p text:style-name="P1"/>
      <text:p text:style-name="P1">R, G, B, and A are normally stored as a single 32-bit integer, with 8 bits used for each component:</text:p>
      <text:p text:style-name="P1"/>
      <text:p text:style-name="P1">32-bit RGBA value</text:p>
      <text:p text:style-name="P1">bits 31-24<text:tab/>bits 23-16<text:tab/>bits 15-8<text:tab/>bits 7-0</text:p>
      <text:p text:style-name="P1">RRRRRRRR<text:tab/>GGGGGGGG<text:tab/>BBBBBBBB<text:tab/>AAAAAAAA</text:p>
      <text:p text:style-name="P1">red<text:tab/>green<text:tab/>blue<text:tab/>alpha</text:p>
      <text:p text:style-name="P1">The following program asks the user to enter a 32-bit hexadecimal value, and then extracts the 8-bit color values for R, G, B, and A. If you need a reminder about what hexadecimal numbers are, see section 2.8 -- literal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text:soft-page-break/>22</text:p>
      <text:p text:style-name="P1">23</text:p>
      <text:p text:style-name="P1">24</text:p>
      <text:p text:style-name="P1">#include &lt;iostream&gt;</text:p>
      <text:p text:style-name="P1">int main()</text:p>
      <text:p text:style-name="P1">{</text:p>
      <text:p text:style-name="P1"><text:s text:c="4"/>const unsigned int redBits = 0xFF000000;</text:p>
      <text:p text:style-name="P1"><text:s text:c="4"/>const unsigned int greenBits = 0x00FF0000;</text:p>
      <text:p text:style-name="P1"><text:s text:c="4"/>const unsigned int blueBits = 0x0000FF00;</text:p>
      <text:p text:style-name="P1"><text:s text:c="4"/>const unsigned int alphaBits = 0x000000FF;</text:p>
      <text:p text:style-name="P1"><text:s/></text:p>
      <text:p text:style-name="P1"><text:s text:c="4"/>std::cout &lt;&lt; "Enter a 32-bit RGBA color value in hexadecimal (e.g. FF7F3300): ";</text:p>
      <text:p text:style-name="P1"><text:s text:c="4"/>unsigned int pixel;</text:p>
      <text:p text:style-name="P1"><text:s text:c="4"/>std::cin &gt;&gt; std::hex &gt;&gt; pixel; // std::hex allows us to read in a hex value</text:p>
      <text:p text:style-name="P1"><text:s/></text:p>
      <text:p text:style-name="P1"><text:s text:c="4"/>// use bitwise AND to isolate red pixels, then right shift the value into the range 0-255</text:p>
      <text:p text:style-name="P1"><text:s text:c="4"/>unsigned char red = (pixel &amp; redBits) &gt;&gt; 24;</text:p>
      <text:p text:style-name="P1"><text:s text:c="4"/>unsigned char green = (pixel &amp; greenBits) &gt;&gt; 16;</text:p>
      <text:p text:style-name="P1"><text:s text:c="4"/>unsigned char blue = (pixel &amp; blueBits) &gt;&gt; 8;</text:p>
      <text:p text:style-name="P1"><text:s text:c="4"/>unsigned char alpha = pixel &amp; alphaBits;</text:p>
      <text:p text:style-name="P1"><text:s/></text:p>
      <text:p text:style-name="P1"><text:s text:c="4"/>std::cout &lt;&lt; "Your color contains:\n";</text:p>
      <text:p text:style-name="P1"><text:s text:c="4"/>std::cout &lt;&lt; static_cast&lt;int&gt;(red) &lt;&lt; " of 255 red\n";</text:p>
      <text:p text:style-name="P1"><text:s text:c="4"/>std::cout &lt;&lt; static_cast&lt;int&gt;(green) &lt;&lt; " of 255 green\n";</text:p>
      <text:p text:style-name="P1"><text:s text:c="4"/>std::cout &lt;&lt; static_cast&lt;int&gt;(blue) &lt;&lt; " of 255 blue\n";</text:p>
      <text:p text:style-name="P1"><text:s text:c="4"/>std::cout &lt;&lt; static_cast&lt;int&gt;(alpha) &lt;&lt; " of 255 alpha\n";</text:p>
      <text:p text:style-name="P1">}</text:p>
      <text:p text:style-name="P1">This produces the output:</text:p>
      <text:p text:style-name="P1"/>
      <text:p text:style-name="P1">Enter a 32-bit RGBA color value in hexadecimal (e.g. FF7F3300): FF7F3300</text:p>
      <text:p text:style-name="P1">Your color contains:</text:p>
      <text:p text:style-name="P1">255 of 255 red</text:p>
      <text:p text:style-name="P1">127 of 255 green</text:p>
      <text:p text:style-name="P1">51 of 255 blue</text:p>
      <text:p text:style-name="P1">0 of 255 alpha</text:p>
      <text:p text:style-name="P1">In the above program, we use a bitwise AND to query the set of 8 bits we’re interested in, and then we right shift them to move them to the range of 0-255 for storage and printing.</text:p>
      <text:p text:style-name="P1"/>
      <text:p text:style-name="P1">As a side note, different machine architectures may store bytes in a different order. RGBA can be stored as ARGB or BGRA depending on the architecture.</text:p>
      <text:p text:style-name="P1"/>
      <text:p text:style-name="P1">Summary</text:p>
      <text:p text:style-name="P1"/>
      <text:p text:style-name="P1">Summarizing how to set, unset, toggle, and query bit flags:</text:p>
      <text:p text:style-name="P1"/>
      <text:p text:style-name="P1">To query bit states, we use bitwise AND:</text:p>
      <text:p text:style-name="P1"/>
      <text:p text:style-name="P1">1</text:p>
      <text:p text:style-name="P1">if (myflags &amp; option4) ... // if option4 is set, do something</text:p>
      <text:p text:style-name="P1">To turn bits on, we use bitwise OR:</text:p>
      <text:p text:style-name="P1"/>
      <text:p text:style-name="P1">1</text:p>
      <text:p text:style-name="P1"><text:soft-page-break/>2</text:p>
      <text:p text:style-name="P1">myflags |= option4; // turn option 4 on.</text:p>
      <text:p text:style-name="P1">myflags |= option4 | option5; // turn options 4 and 5 on.</text:p>
      <text:p text:style-name="P1">To turn bits off, we use bitwise AND with an inverse bit pattern:</text:p>
      <text:p text:style-name="P1"/>
      <text:p text:style-name="P1">1</text:p>
      <text:p text:style-name="P1">2</text:p>
      <text:p text:style-name="P1">myflags &amp;= ~option4; // turn option 4 off</text:p>
      <text:p text:style-name="P1">myflags &amp;= ~option4 &amp; ~option5; // turn option4 and 5 off.</text:p>
      <text:p text:style-name="P1">To toggle bit states, we use bitwise XOR:</text:p>
      <text:p text:style-name="P1"/>
      <text:p text:style-name="P1">1</text:p>
      <text:p text:style-name="P1">2</text:p>
      <text:p text:style-name="P1">myflags ^= option4; // flip option4 from on to off, or vice versa</text:p>
      <text:p text:style-name="P1">myflags ^= option4 | option5; // flip options 4 and 5</text:p>
      <text:p text:style-name="P1">Quiz</text:p>
      <text:p text:style-name="P1"/>
      <text:p text:style-name="P1">1) Given the following program:</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int main()</text:p>
      <text:p text:style-name="P1">{</text:p>
      <text:p text:style-name="P1"><text:s text:c="4"/>unsigned char option_viewed = 0x01;</text:p>
      <text:p text:style-name="P1"><text:s text:c="4"/>unsigned char option_edited = 0x02;</text:p>
      <text:p text:style-name="P1"><text:s text:c="4"/>unsigned char option_favorited = 0x04;</text:p>
      <text:p text:style-name="P1"><text:s text:c="4"/>unsigned char option_shared = 0x08;</text:p>
      <text:p text:style-name="P1"><text:s text:c="4"/>unsigned char option_deleted = 0x80;</text:p>
      <text:p text:style-name="P1"><text:s/></text:p>
      <text:p text:style-name="P1"><text:s text:c="4"/>unsigned char myArticleFlags;</text:p>
      <text:p text:style-name="P1">}</text:p>
      <text:p text:style-name="P1">1a) Write a line of code to set the article as viewed.</text:p>
      <text:p text:style-name="P1">1b) Write a line of code to check if the article was deleted.</text:p>
      <text:p text:style-name="P1">1c) Write a line of code to unset the article as a favorite.</text:p>
      <text:p text:style-name="P1"/>
      <text:p text:style-name="P1">Quiz answers</text:p>
      <text:p text:style-name="P1"/>
      <text:p text:style-name="P1">1a) Hide Solution</text:p>
      <text:p text:style-name="P1"/>
      <text:p text:style-name="P1">myArticleFlags |= option_viewed;</text:p>
      <text:p text:style-name="P1">1b) Hide Solution</text:p>
      <text:p text:style-name="P1"/>
      <text:p text:style-name="P1">if (myArticleFlags &amp; option_deleted) …</text:p>
      <text:p text:style-name="P1">1c) Hide Solution</text:p>
      <text:p text:style-name="P1"><text:soft-page-break/></text:p>
      <text:p text:style-name="P1">myArticleFlags &amp;= ~option_favori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23:50:54.251709130</meta:creation-date>
    <dc:date>2016-03-13T23:52:13.539916760</dc:date>
    <meta:editing-duration>P0D</meta:editing-duration>
    <meta:editing-cycles>1</meta:editing-cycles>
    <meta:document-statistic meta:table-count="0" meta:image-count="0" meta:object-count="0" meta:page-count="10" meta:paragraph-count="343" meta:word-count="2634" meta:character-count="14513" meta:non-whitespace-character-count="11976"/>
    <meta:generator>LibreOffice/4.2.8.2$Linux_X86_64 LibreOffice_project/420m0$Build-2</meta:generator>
  </office:meta>
</office:document-meta>
</file>